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sans-serif" fo:font-size="12pt"/>
    </style:style>
    <style:style style:name="P2" style:family="paragraph" style:parent-style-name="Standard" style:list-style-name="L1">
      <style:text-properties style:font-name="sans-serif" fo:font-size="12pt" officeooo:paragraph-rsid="000bdae2"/>
    </style:style>
    <style:style style:name="P3" style:family="paragraph" style:parent-style-name="Standard" style:list-style-name="L1">
      <style:text-properties style:font-name="sans-serif" fo:font-size="12pt" fo:background-color="transparent"/>
    </style:style>
    <style:style style:name="T1" style:family="text">
      <style:text-properties officeooo:rsid="000bdae2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8542685" text:style-name="L1">
        <text:list-item>
          <text:p text:style-name="P1"><text:span text:style-name="T1">T</text:span>ransition systems and CCS.</text:p>
          <text:list>
            <text:list-item>
              <text:p text:style-name="P1"><text:span text:style-name="T1">R</text:span>eactive systems and their modelling</text:p>
            </text:list-item>
            <text:list-item>
              <text:p text:style-name="P1">process algebra CCS (syntax, semantics, SOSrules)</text:p>
            </text:list-item>
          </text:list>
        </text:list-item>
        <text:list-item>
          <text:p text:style-name="P1">Strong and weak bisimilarity, bisimulation games.</text:p>
          <text:list>
            <text:list-item>
              <text:p text:style-name="P1">Behavioral equivalences</text:p>
            </text:list-item>
            <text:list-item>
              <text:p text:style-name="P1">congruence</text:p>
            </text:list-item>
            <text:list-item>
              <text:p text:style-name="P3">definition of strong and weak bisimilarity; </text:p>
            </text:list-item>
            <text:list-item>
              <text:p text:style-name="P3">game characterization</text:p>
            </text:list-item>
            <text:list-item>
              <text:p text:style-name="P3">properties of strong and weak bisimilarity</text:p>
            </text:list-item>
          </text:list>
        </text:list-item>
        <text:list-item>
          <text:p text:style-name="P1">Hennessy-Milner logic and bisimulation.</text:p>
          <text:list>
            <text:list-item>
              <text:p text:style-name="P3">Model checking</text:p>
            </text:list-item>
            <text:list-item>
              <text:p text:style-name="P3">syntax and semantics (operational and denotational)</text:p>
            </text:list-item>
            <text:list-item>
              <text:p text:style-name="P3">negation</text:p>
            </text:list-item>
            <text:list-item>
              <text:p text:style-name="P3">relationship with strong bisimilarity</text:p>
            </text:list-item>
            <text:list-item>
              <text:p text:style-name="P1"><text:span text:style-name="T1">li</text:span>mitations of the logic</text:p>
            </text:list-item>
          </text:list>
        </text:list-item>
        <text:list-item>
          <text:p text:style-name="P1">Tarski’s fixed-point theorem and Hennessy-Milner logic with one recursive formula.</text:p>
        </text:list-item>
        <text:list-item>
          <text:p text:style-name="P1">Alternating Bit Protocol and its modelling and verification using CAAL.</text:p>
          <text:list>
            <text:list-item>
              <text:p text:style-name="P1"><text:span text:style-name="T1">D</text:span>escription of the protocol</text:p>
            </text:list-item>
            <text:list-item>
              <text:p text:style-name="P1">its formal modelling using CAAL; </text:p>
            </text:list-item>
            <text:list-item>
              <text:p text:style-name="P1"><text:span text:style-name="T1">V</text:span>erification questions(equivalence checking and model checking)</text:p>
            </text:list-item>
          </text:list>
        </text:list-item>
        <text:list-item>
          <text:p text:style-name="P1">Timed CCS and Bisimilarity.</text:p>
          <text:list>
            <text:list-item>
              <text:p text:style-name="P1"><text:span text:style-name="T1">T</text:span>imed transition systems;</text:p>
            </text:list-item>
            <text:list-item>
              <text:p text:style-name="P1"><text:span text:style-name="T1">S</text:span>yntax and semantics of timed CCS</text:p>
            </text:list-item>
            <text:list-item>
              <text:p text:style-name="P1">examples</text:p>
            </text:list-item>
            <text:list-item>
              <text:p text:style-name="P1"><text:span text:style-name="T1">ti</text:span>med/untimed bisimilarity</text:p>
            </text:list-item>
          </text:list>
        </text:list-item>
        <text:list-item>
          <text:p text:style-name="P1">Timed automata</text:p>
          <text:list>
            <text:list-item>
              <text:p text:style-name="P1">Timed transition systems</text:p>
            </text:list-item>
            <text:list-item>
              <text:p text:style-name="P1"><text:span text:style-name="T1">s</text:span>yntax and semantics of timed automata</text:p>
            </text:list-item>
            <text:list-item>
              <text:p text:style-name="P1"><text:span text:style-name="T1">re</text:span>gion graph techniques</text:p>
            </text:list-item>
            <text:list-item>
              <text:p text:style-name="P1">networks of timed automata</text:p>
            </text:list-item>
          </text:list>
        </text:list-item>
        <text:list-item>
          <text:p text:style-name="P1">Gossiping Persons and its modelling and verification using UPPAAL.</text:p>
          <text:list>
            <text:list-item>
              <text:p text:style-name="P1">UPPAAL timed automata; </text:p>
            </text:list-item>
            <text:list-item>
              <text:p text:style-name="P1"><text:span text:style-name="T1">additional</text:span> features with regard to standard timed automata(constants, arrays, templates, committed/urgent locations, broadcasting, …)</text:p>
            </text:list-item>
            <text:list-item>
              <text:p text:style-name="P1"><text:span text:style-name="T1">m</text:span>odelling of gossiping girls problem</text:p>
            </text:list-item>
            <text:list-item>
              <text:p text:style-name="P1">properties expressible in UPPAAL</text:p>
            </text:list-item>
          </text:list>
        </text:list-item>
        <text:list-item>
          <text:p text:style-name="P1">Binary decision diagrams and their applications.</text:p>
          <text:list>
            <text:list-item>
              <text:p text:style-name="P1">Boolean functions and expression<text:span text:style-name="T1">s</text:span></text:p>
            </text:list-item>
            <text:list-item>
              <text:p text:style-name="P1">normal forms</text:p>
            </text:list-item>
            <text:list-item>
              <text:p text:style-name="P2"><text:span text:style-name="T1">R</text:span>OBDDs</text:p>
            </text:list-item>
            <text:list-item>
              <text:p text:style-name="P2"><text:span text:style-name="T1">ca</text:span>nonicity lemma</text:p>
            </text:list-item>
            <text:list-item>
              <text:p text:style-name="P2"><text:span text:style-name="T1">al</text:span>gorithms on ROBDDs</text:p>
            </text:list-item>
            <text:list-item>
              <text:p text:style-name="P2"><text:span text:style-name="T1">a</text:span>pplications of ROBDDs to constraint solving and verific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8:07:42.141200664</meta:creation-date>
    <dc:date>2019-06-02T20:45:37.464383170</dc:date>
    <meta:editing-duration>PT2H37M53S</meta:editing-duration>
    <meta:editing-cycles>5</meta:editing-cycles>
    <meta:generator>LibreOffice/6.2.3.2$Linux_X86_64 LibreOffice_project/20$Build-2</meta:generator>
    <meta:print-date>2019-06-02T18:23:03.190427221</meta:print-date>
    <meta:document-statistic meta:table-count="0" meta:image-count="0" meta:object-count="0" meta:page-count="1" meta:paragraph-count="42" meta:word-count="231" meta:character-count="1522" meta:non-whitespace-character-count="1372"/>
  </office:meta>
</office:document-meta>
</file>